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11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13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14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15" style:family="paragraph" style:parent-style-name="Standard" style:list-style-name="WWNum3">
      <style:paragraph-properties fo:margin-left="1in" fo:margin-right="0in" fo:margin-top="0in" fo:margin-bottom="0.0429in" loext:contextual-spacing="false" fo:text-indent="-0.25in" style:auto-text-indent="false"/>
    </style:style>
    <style:style style:name="P16" style:family="paragraph" style:parent-style-name="Standard" style:list-style-name="WWNum4">
      <style:paragraph-properties fo:margin-left="1in" fo:margin-right="0in" fo:margin-top="0in" fo:margin-bottom="0.0429in" loext:contextual-spacing="false" fo:text-indent="-0.25in" style:auto-text-indent="false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break-before="auto" fo:break-after="auto"/>
    </style:style>
    <style:style style:name="P22" style:family="paragraph" style:parent-style-name="Heading_20_1" style:list-style-name="WWNum1"/>
    <style:style style:name="P23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style:font-name="Consolas" style:font-name-asian="Consolas1" style:font-name-complex="Consolas1"/>
    </style:style>
    <style:style style:name="T10" style:family="text">
      <style:text-properties style:text-underline-style="none"/>
    </style:style>
    <style:style style:name="T11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 text:name="_aczyuw2yex2w"/><text:span text:style-name="T1">Sistemas Informáticos (Computer Systems)</text:span><text:span text:style-name="T2"><text:line-break/></text:span><text:span text:style-name="T3">Unit 05. Activities 01</text:span></text:p>
      <text:p text:style-name="P1"><draw:frame draw:style-name="fr1" draw:name="image4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3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October 2022</text:span></text:p>
      <text:p text:style-name="P5"/>
      <text:p text:style-name="P4"><text:span text:style-name="T6">Unit 05. Activities 01</text:span></text:p>
      <text:list xml:id="list3092249902" text:style-name="WWNum1">
        <text:list-item>
          <text:p text:style-name="P22"><text:bookmark text:name="_dbh0n1vac4c8"/>Exercise 01</text:p>
        </text:list-item>
      </text:list>
      <text:p text:style-name="Standard">Install of Lubuntu in a virtual machine using those settings:</text:p>
      <text:list xml:id="list3854024228" text:style-name="WWNum2">
        <text:list-item>
          <text:p text:style-name="P6">Install Lubuntu in a Virtual Box Machine but using two hard disks, “<text:span text:style-name="T9">sda</text:span>” (10 GB) and “<text:span text:style-name="T9">sdb</text:span>” (5GB).</text:p>
        </text:list-item>
        <text:list-item>
          <text:p text:style-name="P9">Create the following partitions:</text:p>
          <text:list>
            <text:list-item>
              <text:p text:style-name="P13">“<text:span text:style-name="T9">/</text:span>” in “<text:span text:style-name="T9">sda</text:span>”, size: 7 GB.</text:p>
            </text:list-item>
            <text:list-item>
              <text:p text:style-name="P13">Swapping in “<text:span text:style-name="T9">sda</text:span>”, size: 1 GB.</text:p>
            </text:list-item>
            <text:list-item>
              <text:p text:style-name="P13">“<text:span text:style-name="T9">/home</text:span>” in “<text:span text:style-name="T9">sda”</text:span>, size: the rest of hard disk.</text:p>
            </text:list-item>
            <text:list-item>
              <text:p text:style-name="P13"><text:s/>“<text:span text:style-name="T9">/var</text:span>” in “<text:span text:style-name="T9">sdb</text:span>”, size: 2.5 GB</text:p>
            </text:list-item>
          </text:list>
        </text:list-item>
        <text:list-item>
          <text:p text:style-name="P12">Lastly, create a user with login as the first letter of your name plus your complete surname.</text:p>
        </text:list-item>
      </text:list>
      <text:p text:style-name="Standard">Share if you have success :) or if you have any doubt, ask in forum.</text:p>
      <text:list xml:id="list3223345525131" text:continue-list="list3092249902" text:style-name="WWNum1">
        <text:list-item>
          <text:p text:style-name="P22"><text:bookmark text:name="_ksjiaptd5lap"/>Exercise 02</text:p>
        </text:list-item>
      </text:list>
      <text:p text:style-name="Standard">Using Docker, create one container based on the last Ubuntu image. You can use it in order to investigate, try to solve exercises, etc.</text:p>
      <text:list xml:id="list3221442036548" text:continue-numbering="true" text:style-name="WWNum1">
        <text:list-item>
          <text:p text:style-name="P22"><text:bookmark text:name="_lexbhkff8deb"/><text:soft-page-break/>Exercise 03</text:p>
        </text:list-item>
      </text:list>
      <text:p text:style-name="Standard">Installation of applications:</text:p>
      <text:list xml:id="list886309498" text:style-name="WWNum3">
        <text:list-item>
          <text:p text:style-name="P7">Using “apt” in the terminal, install:</text:p>
          <text:list>
            <text:list-item>
              <text:p text:style-name="P14">vlc</text:p>
            </text:list-item>
          </text:list>
        </text:list-item>
        <text:list-item>
          <text:p text:style-name="P10">Using “Muon”, “synpatic” or a similar program, install:</text:p>
          <text:list>
            <text:list-item>
              <text:p text:style-name="P14">chromium</text:p>
            </text:list-item>
          </text:list>
        </text:list-item>
        <text:list-item>
          <text:p text:style-name="P10">Using “Snapd”, “Flatpack” or a similar program, install:</text:p>
          <text:list>
            <text:list-item>
              <text:p text:style-name="P15">Visual Studio Code <text:a xlink:type="simple" xlink:href="https://code.visualstudio.com/" text:style-name="ListLabel_20_28" text:visited-style-name="ListLabel_20_28"><text:span text:style-name="T11">https://code.visualstudio.com/</text:span></text:a> </text:p>
            </text:list-item>
          </text:list>
        </text:list-item>
      </text:list>
      <text:list xml:id="list3222363540824" text:continue-list="list3221442036548" text:style-name="WWNum1">
        <text:list-item>
          <text:p text:style-name="P22"><text:bookmark text:name="_lvcxa46llx8z"/>Exercise 04</text:p>
        </text:list-item>
      </text:list>
      <text:list xml:id="list3238882020" text:style-name="WWNum4">
        <text:list-item>
          <text:p text:style-name="P8">Create in your home a file text called MyFirstLinuxFile.txt. Open it and write the text “I Like Linux”.</text:p>
        </text:list-item>
        <text:list-item>
          <text:p text:style-name="P11">Create in your home a file text called myFirstLinuxFile.txt. Open it and write the text “Wow”.</text:p>
          <text:list>
            <text:list-item>
              <text:p text:style-name="P16">Answer this question: Is Linux file system case-sensitive?</text:p>
            </text:list-item>
          </text:list>
        </text:list-item>
      </text:list>
      <text:list xml:id="list3221922542272" text:continue-list="list3222363540824" text:style-name="WWNum1">
        <text:list-item>
          <text:p text:style-name="P22"><text:bookmark text:name="_fgus5ek0nv9t"/>Exercise 05</text:p>
        </text:list-item>
      </text:list>
      <text:p text:style-name="Standard">Read about General Public Licence (GPL), Apache Licence and BSD Licence and explain what are the main differences in forum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5. Linux</text:span></text:p>
      </style:header>
      <style:footer>
        <text:p text:style-name="MP4"><text:span text:style-name="MT1">CFGS DAM/DAW<text:tab/><text:tab/>Unit 05 - Page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33" meta:word-count="273" meta:character-count="1542" meta:non-whitespace-character-count="1318"/>
    <meta:generator>LibreOfficeDev/6.0.5.2$Linux_X86_64 LibreOffice_project/</meta:generator>
  </office:meta>
</office:document-meta>
</file>